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d3d3d3" loext:decorative="false"/>
    </style:style>
    <style:style style:name="gr4" style:family="graphic" style:parent-style-name="standard">
      <style:graphic-properties draw:stroke="solid" svg:stroke-width="0.017cm" svg:stroke-color="#808080" draw:stroke-linejoin="round" svg:stroke-linecap="round" draw:fill="none" fo:padding-top="0.008cm" fo:padding-bottom="0.008cm" fo:padding-left="0.008cm" fo:padding-right="0.008cm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8pt" style:font-size-asian="18pt" style:font-size-complex="18pt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solid" draw:fill-color="#d3d3d3"/>
    </style:style>
    <style:style style:name="P5" style:family="paragraph">
      <loext:graphic-properties draw:fill="none"/>
    </style:style>
    <style:style style:name="T1" style:family="text">
      <style:text-properties fo:color="#000000" loext:opacity="100%" style:font-name="Helvetica" fo:font-size="18pt" fo:font-weight="bold" style:font-name-asian="Helvetica" style:font-size-asian="18pt" style:font-weight-asian="bold" style:font-name-complex="Helvetica" style:font-size-complex="18pt" style:font-weight-complex="bold"/>
    </style:style>
    <style:style style:name="T2" style:family="text">
      <style:text-properties fo:color="#000000" loext:opacity="100%" style:font-name="Helvetica" fo:font-size="10pt" fo:font-weight="normal" style:font-name-asian="Helvetica" style:font-size-asian="10pt" style:font-weight-asian="normal" style:font-name-complex="Helvetica" style:font-size-complex="10pt" style:font-weight-complex="normal"/>
    </style:style>
    <style:style style:name="T3" style:family="text">
      <style:text-properties fo:color="#000000" loext:opacity="100%" style:font-name="Helvetica" fo:font-size="10pt" fo:font-weight="bold" style:font-name-asian="Helvetica" style:font-size-asian="10pt" style:font-weight-asian="bold" style:font-name-complex="Helvetica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3.695cm" svg:height="0.712cm" svg:x="3.653cm" svg:y="2.812cm">
          <draw:text-box>
            <text:p text:style-name="P1"><text:span text:style-name="T1">Folla de Exercicios: Creación de Variables en</text:span></text:p>
          </draw:text-box>
        </draw:frame>
        <draw:frame draw:style-name="gr1" draw:text-style-name="P2" draw:layer="layout" svg:width="3.214cm" svg:height="0.712cm" svg:x="8.894cm" svg:y="3.588cm">
          <draw:text-box>
            <text:p text:style-name="P1"><text:span text:style-name="T1">JavaScript</text:span></text:p>
          </draw:text-box>
        </draw:frame>
        <draw:frame draw:style-name="gr2" draw:text-style-name="P3" draw:layer="layout" svg:width="14.884cm" svg:height="0.395cm" svg:x="2.752cm" svg:y="5.049cm">
          <draw:text-box>
            <text:p text:style-name="P1"><text:span text:style-name="T2">Instrucións: Para cada situación, escribe o nome máis axeitado para a variable en JavaScript e,</text:span></text:p>
          </draw:text-box>
        </draw:frame>
        <draw:frame draw:style-name="gr2" draw:text-style-name="P3" draw:layer="layout" svg:width="14.474cm" svg:height="0.395cm" svg:x="2.752cm" svg:y="5.472cm">
          <draw:text-box>
            <text:p text:style-name="P1"><text:span text:style-name="T2">opcionalmente, o valor que lle asignarías. Usa nomes descritivos seguindo as boas prácticas</text:span></text:p>
          </draw:text-box>
        </draw:frame>
        <draw:polygon draw:style-name="gr3" draw:text-style-name="P4" draw:layer="layout" svg:width="17.5cm" svg:height="0.636cm" svg:x="1.75cm" svg:y="6.785cm" svg:viewBox="0 0 17501 637" draw:points="0,0 17501,0 17501,637 0,637">
          <text:p/>
        </draw:polygon>
        <draw:frame draw:style-name="gr2" draw:text-style-name="P3" draw:layer="layout" svg:width="8.302cm" svg:height="0.395cm" svg:x="2.752cm" svg:y="5.896cm">
          <draw:text-box>
            <text:p text:style-name="P1"><text:span text:style-name="T2">(camelCase, sen espazos, sen palabras reservadas).</text:span></text:p>
          </draw:text-box>
        </draw:frame>
        <draw:frame draw:style-name="gr2" draw:text-style-name="P3" draw:layer="layout" svg:width="0.384cm" svg:height="0.395cm" svg:x="1.962cm" svg:y="6.925cm">
          <draw:text-box>
            <text:p text:style-name="P1"><text:span text:style-name="T3">Nº</text:span></text:p>
          </draw:text-box>
        </draw:frame>
        <draw:frame draw:style-name="gr2" draw:text-style-name="P3" draw:layer="layout" svg:width="1.583cm" svg:height="0.395cm" svg:x="3.462cm" svg:y="6.925cm">
          <draw:text-box>
            <text:p text:style-name="P1"><text:span text:style-name="T3">Situación</text:span></text:p>
          </draw:text-box>
        </draw:frame>
        <draw:frame draw:style-name="gr2" draw:text-style-name="P3" draw:layer="layout" svg:width="2.306cm" svg:height="0.395cm" svg:x="13.462cm" svg:y="6.925cm">
          <draw:text-box>
            <text:p text:style-name="P1"><text:span text:style-name="T3">A túa variable</text:span></text:p>
          </draw:text-box>
        </draw:frame>
        <draw:frame draw:style-name="gr2" draw:text-style-name="P3" draw:layer="layout" svg:width="0.352cm" svg:height="0.395cm" svg:x="1.962cm" svg:y="7.56cm">
          <draw:text-box>
            <text:p text:style-name="P1"><text:span text:style-name="T2">1</text:span></text:p>
          </draw:text-box>
        </draw:frame>
        <draw:frame draw:style-name="gr2" draw:text-style-name="P3" draw:layer="layout" svg:width="6.799cm" svg:height="0.395cm" svg:x="3.462cm" svg:y="7.56cm">
          <draw:text-box>
            <text:p text:style-name="P1"><text:span text:style-name="T2">Gardar o nome do usuario que inicia sesión</text:span></text:p>
          </draw:text-box>
        </draw:frame>
        <draw:frame draw:style-name="gr2" draw:text-style-name="P3" draw:layer="layout" svg:width="0.686cm" svg:height="0.395cm" svg:x="13.462cm" svg:y="7.56cm">
          <draw:text-box>
            <text:p text:style-name="P1"><text:span text:style-name="T2">user</text:span></text:p>
          </draw:text-box>
        </draw:frame>
        <draw:frame draw:style-name="gr2" draw:text-style-name="P3" draw:layer="layout" svg:width="0.352cm" svg:height="0.395cm" svg:x="1.962cm" svg:y="8.195cm">
          <draw:text-box>
            <text:p text:style-name="P1"><text:span text:style-name="T2">2</text:span></text:p>
          </draw:text-box>
        </draw:frame>
        <draw:frame draw:style-name="gr2" draw:text-style-name="P3" draw:layer="layout" svg:width="5.178cm" svg:height="0.395cm" svg:x="3.462cm" svg:y="8.195cm">
          <draw:text-box>
            <text:p text:style-name="P1"><text:span text:style-name="T2">Almacenar a idade dunha persoa</text:span></text:p>
          </draw:text-box>
        </draw:frame>
        <draw:frame draw:style-name="gr2" draw:text-style-name="P3" draw:layer="layout" svg:width="0.588cm" svg:height="0.395cm" svg:x="13.462cm" svg:y="8.195cm">
          <draw:text-box>
            <text:p text:style-name="P1"><text:span text:style-name="T2">age</text:span></text:p>
          </draw:text-box>
        </draw:frame>
        <draw:frame draw:style-name="gr2" draw:text-style-name="P3" draw:layer="layout" svg:width="0.352cm" svg:height="0.395cm" svg:x="1.962cm" svg:y="8.83cm">
          <draw:text-box>
            <text:p text:style-name="P1"><text:span text:style-name="T2">3</text:span></text:p>
          </draw:text-box>
        </draw:frame>
        <draw:frame draw:style-name="gr2" draw:text-style-name="P3" draw:layer="layout" svg:width="6.799cm" svg:height="0.395cm" svg:x="3.462cm" svg:y="8.83cm">
          <draw:text-box>
            <text:p text:style-name="P1"><text:span text:style-name="T2">Contar o número de intentos nun formulario</text:span></text:p>
          </draw:text-box>
        </draw:frame>
        <draw:frame draw:style-name="gr2" draw:text-style-name="P3" draw:layer="layout" svg:width="0.666cm" svg:height="0.395cm" svg:x="13.462cm" svg:y="8.83cm">
          <draw:text-box>
            <text:p text:style-name="P1"><text:span text:style-name="T2">cont</text:span></text:p>
          </draw:text-box>
        </draw:frame>
        <draw:frame draw:style-name="gr2" draw:text-style-name="P3" draw:layer="layout" svg:width="0.352cm" svg:height="0.395cm" svg:x="1.962cm" svg:y="9.465cm">
          <draw:text-box>
            <text:p text:style-name="P1"><text:span text:style-name="T2">4</text:span></text:p>
          </draw:text-box>
        </draw:frame>
        <draw:frame draw:style-name="gr2" draw:text-style-name="P3" draw:layer="layout" svg:width="6.038cm" svg:height="0.395cm" svg:x="3.462cm" svg:y="9.465cm">
          <draw:text-box>
            <text:p text:style-name="P1"><text:span text:style-name="T2">Gardar o saldo dispoñible nunha conta</text:span></text:p>
          </draw:text-box>
        </draw:frame>
        <draw:frame draw:style-name="gr2" draw:text-style-name="P3" draw:layer="layout" svg:width="0.842cm" svg:height="0.395cm" svg:x="13.462cm" svg:y="9.465cm">
          <draw:text-box>
            <text:p text:style-name="P1"><text:span text:style-name="T2">saldo</text:span></text:p>
          </draw:text-box>
        </draw:frame>
        <draw:frame draw:style-name="gr2" draw:text-style-name="P3" draw:layer="layout" svg:width="0.352cm" svg:height="0.395cm" svg:x="1.962cm" svg:y="10.1cm">
          <draw:text-box>
            <text:p text:style-name="P1"><text:span text:style-name="T2">5</text:span></text:p>
          </draw:text-box>
        </draw:frame>
        <draw:frame draw:style-name="gr2" draw:text-style-name="P3" draw:layer="layout" svg:width="6.447cm" svg:height="0.395cm" svg:x="3.462cm" svg:y="10.1cm">
          <draw:text-box>
            <text:p text:style-name="P1"><text:span text:style-name="T2">Indicar se o usuario está activo na sesión</text:span></text:p>
          </draw:text-box>
        </draw:frame>
        <draw:frame draw:style-name="gr2" draw:text-style-name="P3" draw:layer="layout" svg:width="1.662cm" svg:height="0.395cm" svg:x="13.462cm" svg:y="10.1cm">
          <draw:text-box>
            <text:p text:style-name="P1"><text:span text:style-name="T2">activeUser</text:span></text:p>
          </draw:text-box>
        </draw:frame>
        <draw:frame draw:style-name="gr2" draw:text-style-name="P3" draw:layer="layout" svg:width="0.352cm" svg:height="0.395cm" svg:x="1.962cm" svg:y="10.735cm">
          <draw:text-box>
            <text:p text:style-name="P1"><text:span text:style-name="T2">6</text:span></text:p>
          </draw:text-box>
        </draw:frame>
        <draw:frame draw:style-name="gr2" draw:text-style-name="P3" draw:layer="layout" svg:width="4.924cm" svg:height="0.395cm" svg:x="3.462cm" svg:y="10.735cm">
          <draw:text-box>
            <text:p text:style-name="P1"><text:span text:style-name="T2">Almacenar o prezo dun produto</text:span></text:p>
          </draw:text-box>
        </draw:frame>
        <draw:frame draw:style-name="gr2" draw:text-style-name="P3" draw:layer="layout" svg:width="0.764cm" svg:height="0.395cm" svg:x="13.462cm" svg:y="10.735cm">
          <draw:text-box>
            <text:p text:style-name="P1"><text:span text:style-name="T2">price</text:span></text:p>
          </draw:text-box>
        </draw:frame>
        <draw:frame draw:style-name="gr2" draw:text-style-name="P3" draw:layer="layout" svg:width="0.352cm" svg:height="0.395cm" svg:x="1.962cm" svg:y="11.37cm">
          <draw:text-box>
            <text:p text:style-name="P1"><text:span text:style-name="T2">7</text:span></text:p>
          </draw:text-box>
        </draw:frame>
        <draw:frame draw:style-name="gr2" draw:text-style-name="P3" draw:layer="layout" svg:width="6.135cm" svg:height="0.395cm" svg:x="3.462cm" svg:y="11.37cm">
          <draw:text-box>
            <text:p text:style-name="P1"><text:span text:style-name="T2">Gardar o nome da cidade seleccionada</text:span></text:p>
          </draw:text-box>
        </draw:frame>
        <draw:frame draw:style-name="gr2" draw:text-style-name="P3" draw:layer="layout" svg:width="0.529cm" svg:height="0.395cm" svg:x="13.462cm" svg:y="11.37cm">
          <draw:text-box>
            <text:p text:style-name="P1"><text:span text:style-name="T2">city</text:span></text:p>
          </draw:text-box>
        </draw:frame>
        <draw:frame draw:style-name="gr2" draw:text-style-name="P3" draw:layer="layout" svg:width="0.352cm" svg:height="0.395cm" svg:x="1.962cm" svg:y="12.005cm">
          <draw:text-box>
            <text:p text:style-name="P1"><text:span text:style-name="T2">8</text:span></text:p>
          </draw:text-box>
        </draw:frame>
        <draw:frame draw:style-name="gr2" draw:text-style-name="P3" draw:layer="layout" svg:width="5.314cm" svg:height="0.395cm" svg:x="3.462cm" svg:y="12.005cm">
          <draw:text-box>
            <text:p text:style-name="P1"><text:span text:style-name="T2">Número total de artigos no carriño</text:span></text:p>
          </draw:text-box>
        </draw:frame>
        <draw:frame draw:style-name="gr2" draw:text-style-name="P3" draw:layer="layout" svg:width="1.135cm" svg:height="0.395cm" svg:x="13.462cm" svg:y="12.005cm">
          <draw:text-box>
            <text:p text:style-name="P1"><text:span text:style-name="T2">numArt</text:span></text:p>
          </draw:text-box>
        </draw:frame>
        <draw:frame draw:style-name="gr2" draw:text-style-name="P3" draw:layer="layout" svg:width="0.352cm" svg:height="0.395cm" svg:x="1.962cm" svg:y="12.64cm">
          <draw:text-box>
            <text:p text:style-name="P1"><text:span text:style-name="T2">9</text:span></text:p>
          </draw:text-box>
        </draw:frame>
        <draw:frame draw:style-name="gr2" draw:text-style-name="P3" draw:layer="layout" svg:width="5.002cm" svg:height="0.395cm" svg:x="3.462cm" svg:y="12.64cm">
          <draw:text-box>
            <text:p text:style-name="P1"><text:span text:style-name="T2">Gardar o token de autenticación</text:span></text:p>
          </draw:text-box>
        </draw:frame>
        <draw:frame draw:style-name="gr2" draw:text-style-name="P3" draw:layer="layout" svg:width="1.662cm" svg:height="0.395cm" svg:x="13.462cm" svg:y="12.64cm">
          <draw:text-box>
            <text:p text:style-name="P1"><text:span text:style-name="T2">authToken</text:span></text:p>
          </draw:text-box>
        </draw:frame>
        <draw:frame draw:style-name="gr2" draw:text-style-name="P3" draw:layer="layout" svg:width="0.393cm" svg:height="0.395cm" svg:x="1.962cm" svg:y="13.275cm">
          <draw:text-box>
            <text:p text:style-name="P1"><text:span text:style-name="T2">10</text:span></text:p>
          </draw:text-box>
        </draw:frame>
        <draw:frame draw:style-name="gr2" draw:text-style-name="P3" draw:layer="layout" svg:width="3.791cm" svg:height="0.395cm" svg:x="3.462cm" svg:y="13.275cm">
          <draw:text-box>
            <text:p text:style-name="P1"><text:span text:style-name="T2">Almacenar a data actual</text:span></text:p>
          </draw:text-box>
        </draw:frame>
        <draw:frame draw:style-name="gr2" draw:text-style-name="P3" draw:layer="layout" svg:width="1.662cm" svg:height="0.395cm" svg:x="13.462cm" svg:y="13.275cm">
          <draw:text-box>
            <text:p text:style-name="P1"><text:span text:style-name="T2">dataActual</text:span></text:p>
          </draw:text-box>
        </draw:frame>
        <draw:frame draw:style-name="gr2" draw:text-style-name="P3" draw:layer="layout" svg:width="0.393cm" svg:height="0.395cm" svg:x="1.962cm" svg:y="13.91cm">
          <draw:text-box>
            <text:p text:style-name="P1"><text:span text:style-name="T2">11</text:span></text:p>
          </draw:text-box>
        </draw:frame>
        <draw:frame draw:style-name="gr2" draw:text-style-name="P3" draw:layer="layout" svg:width="6.017cm" svg:height="0.395cm" svg:x="3.462cm" svg:y="13.91cm">
          <draw:text-box>
            <text:p text:style-name="P1"><text:span text:style-name="T2">Gardar o correo electrónico do usuario</text:span></text:p>
          </draw:text-box>
        </draw:frame>
        <draw:frame draw:style-name="gr2" draw:text-style-name="P3" draw:layer="layout" svg:width="0.998cm" svg:height="0.395cm" svg:x="13.462cm" svg:y="13.91cm">
          <draw:text-box>
            <text:p text:style-name="P1"><text:span text:style-name="T2">correo</text:span></text:p>
          </draw:text-box>
        </draw:frame>
        <draw:frame draw:style-name="gr2" draw:text-style-name="P3" draw:layer="layout" svg:width="0.393cm" svg:height="0.395cm" svg:x="1.962cm" svg:y="14.545cm">
          <draw:text-box>
            <text:p text:style-name="P1"><text:span text:style-name="T2">12</text:span></text:p>
          </draw:text-box>
        </draw:frame>
        <draw:frame draw:style-name="gr2" draw:text-style-name="P3" draw:layer="layout" svg:width="6.115cm" svg:height="0.395cm" svg:x="3.462cm" svg:y="14.545cm">
          <draw:text-box>
            <text:p text:style-name="P1"><text:span text:style-name="T2">Indicar se o modo escuro está activado</text:span></text:p>
          </draw:text-box>
        </draw:frame>
        <draw:frame draw:style-name="gr2" draw:text-style-name="P3" draw:layer="layout" svg:width="2.326cm" svg:height="0.395cm" svg:x="13.462cm" svg:y="14.545cm">
          <draw:text-box>
            <text:p text:style-name="P1"><text:span text:style-name="T2">darkModeActiv</text:span></text:p>
          </draw:text-box>
        </draw:frame>
        <draw:frame draw:style-name="gr2" draw:text-style-name="P3" draw:layer="layout" svg:width="0.393cm" svg:height="0.395cm" svg:x="1.962cm" svg:y="15.18cm">
          <draw:text-box>
            <text:p text:style-name="P1"><text:span text:style-name="T2">13</text:span></text:p>
          </draw:text-box>
        </draw:frame>
        <draw:frame draw:style-name="gr2" draw:text-style-name="P3" draw:layer="layout" svg:width="5.335cm" svg:height="0.395cm" svg:x="3.462cm" svg:y="15.18cm">
          <draw:text-box>
            <text:p text:style-name="P1"><text:span text:style-name="T2">Almacenar a puntuación dun xogo</text:span></text:p>
          </draw:text-box>
        </draw:frame>
        <draw:frame draw:style-name="gr2" draw:text-style-name="P3" draw:layer="layout" svg:width="0.471cm" svg:height="0.395cm" svg:x="13.462cm" svg:y="15.18cm">
          <draw:text-box>
            <text:p text:style-name="P1"><text:span text:style-name="T2">pts</text:span></text:p>
          </draw:text-box>
        </draw:frame>
        <draw:frame draw:style-name="gr2" draw:text-style-name="P3" draw:layer="layout" svg:width="0.393cm" svg:height="0.395cm" svg:x="1.962cm" svg:y="15.815cm">
          <draw:text-box>
            <text:p text:style-name="P1"><text:span text:style-name="T2">14</text:span></text:p>
          </draw:text-box>
        </draw:frame>
        <draw:frame draw:style-name="gr2" draw:text-style-name="P3" draw:layer="layout" svg:width="5.724cm" svg:height="0.395cm" svg:x="3.462cm" svg:y="15.815cm">
          <draw:text-box>
            <text:p text:style-name="P1"><text:span text:style-name="T2">Gardar o nome do curso matriculado</text:span></text:p>
          </draw:text-box>
        </draw:frame>
        <draw:frame draw:style-name="gr2" draw:text-style-name="P3" draw:layer="layout" svg:width="2.091cm" svg:height="0.395cm" svg:x="13.462cm" svg:y="15.815cm">
          <draw:text-box>
            <text:p text:style-name="P1"><text:span text:style-name="T2">cursoMatricul</text:span></text:p>
          </draw:text-box>
        </draw:frame>
        <draw:frame draw:style-name="gr2" draw:text-style-name="P3" draw:layer="layout" svg:width="0.393cm" svg:height="0.395cm" svg:x="1.962cm" svg:y="16.45cm">
          <draw:text-box>
            <text:p text:style-name="P1"><text:span text:style-name="T2">15</text:span></text:p>
          </draw:text-box>
        </draw:frame>
        <draw:frame draw:style-name="gr2" draw:text-style-name="P3" draw:layer="layout" svg:width="6.114cm" svg:height="0.395cm" svg:x="3.462cm" svg:y="16.45cm">
          <draw:text-box>
            <text:p text:style-name="P1"><text:span text:style-name="T2">Número máximo de intentos permitidos</text:span></text:p>
          </draw:text-box>
        </draw:frame>
        <draw:frame draw:style-name="gr2" draw:text-style-name="P3" draw:layer="layout" svg:width="1.916cm" svg:height="0.395cm" svg:x="13.462cm" svg:y="16.45cm">
          <draw:text-box>
            <text:p text:style-name="P1"><text:span text:style-name="T2">maxIntentos</text:span></text:p>
          </draw:text-box>
        </draw:frame>
        <draw:frame draw:style-name="gr2" draw:text-style-name="P3" draw:layer="layout" svg:width="0.393cm" svg:height="0.395cm" svg:x="1.962cm" svg:y="17.085cm">
          <draw:text-box>
            <text:p text:style-name="P1"><text:span text:style-name="T2">16</text:span></text:p>
          </draw:text-box>
        </draw:frame>
        <draw:frame draw:style-name="gr2" draw:text-style-name="P3" draw:layer="layout" svg:width="7.268cm" svg:height="0.395cm" svg:x="3.462cm" svg:y="17.085cm">
          <draw:text-box>
            <text:p text:style-name="P1"><text:span text:style-name="T2">Almacenar o idioma seleccionado polo usuario</text:span></text:p>
          </draw:text-box>
        </draw:frame>
        <draw:frame draw:style-name="gr2" draw:text-style-name="P3" draw:layer="layout" svg:width="0.666cm" svg:height="0.395cm" svg:x="13.462cm" svg:y="17.085cm">
          <draw:text-box>
            <text:p text:style-name="P1"><text:span text:style-name="T2">lang</text:span></text:p>
          </draw:text-box>
        </draw:frame>
        <draw:frame draw:style-name="gr2" draw:text-style-name="P3" draw:layer="layout" svg:width="0.393cm" svg:height="0.395cm" svg:x="1.962cm" svg:y="17.72cm">
          <draw:text-box>
            <text:p text:style-name="P1"><text:span text:style-name="T2">17</text:span></text:p>
          </draw:text-box>
        </draw:frame>
        <draw:frame draw:style-name="gr2" draw:text-style-name="P3" draw:layer="layout" svg:width="7.346cm" svg:height="0.395cm" svg:x="3.462cm" svg:y="17.72cm">
          <draw:text-box>
            <text:p text:style-name="P1"><text:span text:style-name="T2">Gardar o tempo restante para unha conta atrás</text:span></text:p>
          </draw:text-box>
        </draw:frame>
        <draw:frame draw:style-name="gr2" draw:text-style-name="P3" draw:layer="layout" svg:width="1.681cm" svg:height="0.395cm" svg:x="13.462cm" svg:y="17.72cm">
          <draw:text-box>
            <text:p text:style-name="P1"><text:span text:style-name="T2">tiempoRes</text:span></text:p>
          </draw:text-box>
        </draw:frame>
        <draw:frame draw:style-name="gr2" draw:text-style-name="P3" draw:layer="layout" svg:width="0.393cm" svg:height="0.395cm" svg:x="1.962cm" svg:y="18.355cm">
          <draw:text-box>
            <text:p text:style-name="P1"><text:span text:style-name="T2">18</text:span></text:p>
          </draw:text-box>
        </draw:frame>
        <draw:frame draw:style-name="gr2" draw:text-style-name="P3" draw:layer="layout" svg:width="5.646cm" svg:height="0.395cm" svg:x="3.462cm" svg:y="18.355cm">
          <draw:text-box>
            <text:p text:style-name="P1"><text:span text:style-name="T2">Indicar se o formulario está validado</text:span></text:p>
          </draw:text-box>
        </draw:frame>
        <draw:frame draw:style-name="gr2" draw:text-style-name="P3" draw:layer="layout" svg:width="1.544cm" svg:height="0.395cm" svg:x="13.462cm" svg:y="18.355cm">
          <draw:text-box>
            <text:p text:style-name="P1"><text:span text:style-name="T2">validForm</text:span></text:p>
          </draw:text-box>
        </draw:frame>
        <draw:frame draw:style-name="gr2" draw:text-style-name="P3" draw:layer="layout" svg:width="0.393cm" svg:height="0.395cm" svg:x="1.962cm" svg:y="18.99cm">
          <draw:text-box>
            <text:p text:style-name="P1"><text:span text:style-name="T2">19</text:span></text:p>
          </draw:text-box>
        </draw:frame>
        <draw:frame draw:style-name="gr2" draw:text-style-name="P3" draw:layer="layout" svg:width="5.823cm" svg:height="0.395cm" svg:x="3.462cm" svg:y="18.99cm">
          <draw:text-box>
            <text:p text:style-name="P1"><text:span text:style-name="T2">Almacenar o nome do arquivo subido</text:span></text:p>
          </draw:text-box>
        </draw:frame>
        <draw:frame draw:style-name="gr2" draw:text-style-name="P3" draw:layer="layout" svg:width="2.756cm" svg:height="0.395cm" svg:x="13.462cm" svg:y="18.99cm">
          <draw:text-box>
            <text:p text:style-name="P1"><text:span text:style-name="T2">nomArchivSubido</text:span></text:p>
          </draw:text-box>
        </draw:frame>
        <draw:frame draw:style-name="gr2" draw:text-style-name="P3" draw:layer="layout" svg:width="0.393cm" svg:height="0.395cm" svg:x="1.962cm" svg:y="19.625cm">
          <draw:text-box>
            <text:p text:style-name="P1"><text:span text:style-name="T2">20</text:span></text:p>
          </draw:text-box>
        </draw:frame>
        <draw:frame draw:style-name="gr2" draw:text-style-name="P3" draw:layer="layout" svg:width="5.725cm" svg:height="0.395cm" svg:x="3.462cm" svg:y="19.625cm">
          <draw:text-box>
            <text:p text:style-name="P1"><text:span text:style-name="T2">Gardar a lista de produtos no carriño</text:span></text:p>
          </draw:text-box>
        </draw:frame>
        <draw:frame draw:style-name="gr2" draw:text-style-name="P3" draw:layer="layout" svg:width="1.681cm" svg:height="0.395cm" svg:x="13.462cm" svg:y="19.625cm">
          <draw:text-box>
            <text:p text:style-name="P1"><text:span text:style-name="T2">listaCarrito</text:span></text:p>
          </draw:text-box>
        </draw:frame>
        <draw:frame draw:style-name="gr2" draw:text-style-name="P3" draw:layer="layout" svg:width="0.393cm" svg:height="0.395cm" svg:x="1.962cm" svg:y="20.26cm">
          <draw:text-box>
            <text:p text:style-name="P1"><text:span text:style-name="T2">21</text:span></text:p>
          </draw:text-box>
        </draw:frame>
        <draw:frame draw:style-name="gr2" draw:text-style-name="P3" draw:layer="layout" svg:width="7.131cm" svg:height="0.395cm" svg:x="3.462cm" svg:y="20.26cm">
          <draw:text-box>
            <text:p text:style-name="P1"><text:span text:style-name="T2">Gardar a temperatura actual en graos Celsius</text:span></text:p>
          </draw:text-box>
        </draw:frame>
        <draw:frame draw:style-name="gr2" draw:text-style-name="P3" draw:layer="layout" svg:width="0.783cm" svg:height="0.395cm" svg:x="13.462cm" svg:y="20.26cm">
          <draw:text-box>
            <text:p text:style-name="P1"><text:span text:style-name="T2">temp</text:span></text:p>
          </draw:text-box>
        </draw:frame>
        <draw:frame draw:style-name="gr2" draw:text-style-name="P3" draw:layer="layout" svg:width="0.393cm" svg:height="0.395cm" svg:x="1.962cm" svg:y="20.895cm">
          <draw:text-box>
            <text:p text:style-name="P1"><text:span text:style-name="T2">22</text:span></text:p>
          </draw:text-box>
        </draw:frame>
        <draw:frame draw:style-name="gr2" draw:text-style-name="P3" draw:layer="layout" svg:width="6.271cm" svg:height="0.395cm" svg:x="3.462cm" svg:y="20.895cm">
          <draw:text-box>
            <text:p text:style-name="P1"><text:span text:style-name="T2">Almacenar o nome do profesor do curso</text:span></text:p>
          </draw:text-box>
        </draw:frame>
        <draw:frame draw:style-name="gr2" draw:text-style-name="P3" draw:layer="layout" svg:width="1.33cm" svg:height="0.395cm" svg:x="13.462cm" svg:y="20.895cm">
          <draw:text-box>
            <text:p text:style-name="P1"><text:span text:style-name="T2">nomProf</text:span></text:p>
          </draw:text-box>
        </draw:frame>
        <draw:frame draw:style-name="gr2" draw:text-style-name="P3" draw:layer="layout" svg:width="0.393cm" svg:height="0.395cm" svg:x="1.962cm" svg:y="21.53cm">
          <draw:text-box>
            <text:p text:style-name="P1"><text:span text:style-name="T2">23</text:span></text:p>
          </draw:text-box>
        </draw:frame>
        <draw:frame draw:style-name="gr2" draw:text-style-name="P3" draw:layer="layout" svg:width="6.369cm" svg:height="0.395cm" svg:x="3.462cm" svg:y="21.53cm">
          <draw:text-box>
            <text:p text:style-name="P1"><text:span text:style-name="T2">Gardar o número de mensaxes non lidas</text:span></text:p>
          </draw:text-box>
        </draw:frame>
        <draw:frame draw:style-name="gr2" draw:text-style-name="P3" draw:layer="layout" svg:width="3.108cm" svg:height="0.395cm" svg:x="13.462cm" svg:y="21.53cm">
          <draw:text-box>
            <text:p text:style-name="P1"><text:span text:style-name="T2">contMensajNoLeido</text:span></text:p>
          </draw:text-box>
        </draw:frame>
        <draw:frame draw:style-name="gr2" draw:text-style-name="P3" draw:layer="layout" svg:width="0.393cm" svg:height="0.395cm" svg:x="1.962cm" svg:y="22.165cm">
          <draw:text-box>
            <text:p text:style-name="P1"><text:span text:style-name="T2">24</text:span></text:p>
          </draw:text-box>
        </draw:frame>
        <draw:frame draw:style-name="gr2" draw:text-style-name="P3" draw:layer="layout" svg:width="6.682cm" svg:height="0.395cm" svg:x="3.462cm" svg:y="22.165cm">
          <draw:text-box>
            <text:p text:style-name="P1"><text:span text:style-name="T2">Indicar se a conexión a Internet está activa</text:span></text:p>
          </draw:text-box>
        </draw:frame>
        <draw:frame draw:style-name="gr2" draw:text-style-name="P3" draw:layer="layout" svg:width="2.443cm" svg:height="0.395cm" svg:x="13.462cm" svg:y="22.165cm">
          <draw:text-box>
            <text:p text:style-name="P1"><text:span text:style-name="T2">intConnectActiv</text:span></text:p>
          </draw:text-box>
        </draw:frame>
        <draw:frame draw:style-name="gr2" draw:text-style-name="P3" draw:layer="layout" svg:width="0.393cm" svg:height="0.395cm" svg:x="1.962cm" svg:y="22.8cm">
          <draw:text-box>
            <text:p text:style-name="P1"><text:span text:style-name="T2">25</text:span></text:p>
          </draw:text-box>
        </draw:frame>
        <draw:frame draw:style-name="gr2" draw:text-style-name="P3" draw:layer="layout" svg:width="6.174cm" svg:height="0.395cm" svg:x="3.462cm" svg:y="22.8cm">
          <draw:text-box>
            <text:p text:style-name="P1"><text:span text:style-name="T2">Almacenar a cor de fondo seleccionada</text:span></text:p>
          </draw:text-box>
        </draw:frame>
        <draw:frame draw:style-name="gr2" draw:text-style-name="P3" draw:layer="layout" svg:width="1.896cm" svg:height="0.395cm" svg:x="13.462cm" svg:y="22.8cm">
          <draw:text-box>
            <text:p text:style-name="P1"><text:span text:style-name="T2">backgrColor</text:span></text:p>
          </draw:text-box>
        </draw:frame>
        <draw:frame draw:style-name="gr2" draw:text-style-name="P3" draw:layer="layout" svg:width="0.393cm" svg:height="0.395cm" svg:x="1.962cm" svg:y="23.435cm">
          <draw:text-box>
            <text:p text:style-name="P1"><text:span text:style-name="T2">26</text:span></text:p>
          </draw:text-box>
        </draw:frame>
        <draw:frame draw:style-name="gr2" draw:text-style-name="P3" draw:layer="layout" svg:width="6.74cm" svg:height="0.395cm" svg:x="3.462cm" svg:y="23.435cm">
          <draw:text-box>
            <text:p text:style-name="P1"><text:span text:style-name="T2">Gardar o número de páxinas lidas nun libro</text:span></text:p>
          </draw:text-box>
        </draw:frame>
        <draw:frame draw:style-name="gr2" draw:text-style-name="P3" draw:layer="layout" svg:width="2.346cm" svg:height="0.395cm" svg:x="13.462cm" svg:y="23.435cm">
          <draw:text-box>
            <text:p text:style-name="P1"><text:span text:style-name="T2">numPagLeidas</text:span></text:p>
          </draw:text-box>
        </draw:frame>
        <draw:frame draw:style-name="gr2" draw:text-style-name="P3" draw:layer="layout" svg:width="0.393cm" svg:height="0.395cm" svg:x="1.962cm" svg:y="24.07cm">
          <draw:text-box>
            <text:p text:style-name="P1"><text:span text:style-name="T2">27</text:span></text:p>
          </draw:text-box>
        </draw:frame>
        <draw:frame draw:style-name="gr2" draw:text-style-name="P3" draw:layer="layout" svg:width="4.651cm" svg:height="0.395cm" svg:x="3.462cm" svg:y="24.07cm">
          <draw:text-box>
            <text:p text:style-name="P1"><text:span text:style-name="T2">Indicar se o son está activado</text:span></text:p>
          </draw:text-box>
        </draw:frame>
        <draw:frame draw:style-name="gr2" draw:text-style-name="P3" draw:layer="layout" svg:width="1.799cm" svg:height="0.395cm" svg:x="13.462cm" svg:y="24.07cm">
          <draw:text-box>
            <text:p text:style-name="P1"><text:span text:style-name="T2">sonidoActiv</text:span></text:p>
          </draw:text-box>
        </draw:frame>
        <draw:frame draw:style-name="gr2" draw:text-style-name="P3" draw:layer="layout" svg:width="0.393cm" svg:height="0.395cm" svg:x="1.962cm" svg:y="24.705cm">
          <draw:text-box>
            <text:p text:style-name="P1"><text:span text:style-name="T2">28</text:span></text:p>
          </draw:text-box>
        </draw:frame>
        <draw:frame draw:style-name="gr2" draw:text-style-name="P3" draw:layer="layout" svg:width="5.764cm" svg:height="0.395cm" svg:x="3.462cm" svg:y="24.705cm">
          <draw:text-box>
            <text:p text:style-name="P1"><text:span text:style-name="T2">Gardar o nome do país seleccionado</text:span></text:p>
          </draw:text-box>
        </draw:frame>
        <draw:frame draw:style-name="gr2" draw:text-style-name="P3" draw:layer="layout" svg:width="2.443cm" svg:height="0.395cm" svg:x="13.462cm" svg:y="24.705cm">
          <draw:text-box>
            <text:p text:style-name="P1"><text:span text:style-name="T2">nomPaísSelecc</text:span></text:p>
          </draw:text-box>
        </draw:frame>
        <draw:frame draw:style-name="gr2" draw:text-style-name="P3" draw:layer="layout" svg:width="0.393cm" svg:height="0.395cm" svg:x="1.962cm" svg:y="25.34cm">
          <draw:text-box>
            <text:p text:style-name="P1"><text:span text:style-name="T2">29</text:span></text:p>
          </draw:text-box>
        </draw:frame>
        <draw:frame draw:style-name="gr2" draw:text-style-name="P3" draw:layer="layout" svg:width="7.893cm" svg:height="0.395cm" svg:x="3.462cm" svg:y="25.34cm">
          <draw:text-box>
            <text:p text:style-name="P1"><text:span text:style-name="T2">Almacenar o tempo total de reprodución dun vídeo</text:span></text:p>
          </draw:text-box>
        </draw:frame>
        <draw:frame draw:style-name="gr2" draw:text-style-name="P3" draw:layer="layout" svg:width="1.76cm" svg:height="0.395cm" svg:x="13.462cm" svg:y="25.34cm">
          <draw:text-box>
            <text:p text:style-name="P1"><text:span text:style-name="T2">tiempVideo</text:span></text:p>
          </draw:text-box>
        </draw:frame>
        <draw:frame draw:style-name="gr2" draw:text-style-name="P3" draw:layer="layout" svg:width="0.393cm" svg:height="0.395cm" svg:x="1.962cm" svg:y="25.975cm">
          <draw:text-box>
            <text:p text:style-name="P1"><text:span text:style-name="T2">30</text:span></text:p>
          </draw:text-box>
        </draw:frame>
        <draw:frame draw:style-name="gr2" draw:text-style-name="P3" draw:layer="layout" svg:width="6.057cm" svg:height="0.395cm" svg:x="3.462cm" svg:y="25.975cm">
          <draw:text-box>
            <text:p text:style-name="P1"><text:span text:style-name="T2">Gardar o identificador único do usuario</text:span></text:p>
          </draw:text-box>
        </draw:frame>
        <draw:line draw:style-name="gr4" draw:text-style-name="P5" draw:layer="layout" svg:x1="1.75cm" svg:y1="6.785cm" svg:x2="19.25cm" svg:y2="6.785cm">
          <text:p/>
        </draw:line>
        <draw:line draw:style-name="gr4" draw:text-style-name="P5" draw:layer="layout" svg:x1="1.75cm" svg:y1="26.47cm" svg:x2="1.75cm" svg:y2="6.785cm">
          <text:p/>
        </draw:line>
        <draw:line draw:style-name="gr4" draw:text-style-name="P5" draw:layer="layout" svg:x1="19.25cm" svg:y1="26.47cm" svg:x2="19.25cm" svg:y2="6.785cm">
          <text:p/>
        </draw:line>
        <draw:line draw:style-name="gr4" draw:text-style-name="P5" draw:layer="layout" svg:x1="1.75cm" svg:y1="26.47cm" svg:x2="19.25cm" svg:y2="26.47cm">
          <text:p/>
        </draw:line>
        <draw:line draw:style-name="gr4" draw:text-style-name="P5" draw:layer="layout" svg:x1="1.75cm" svg:y1="7.42cm" svg:x2="19.25cm" svg:y2="7.42cm">
          <text:p/>
        </draw:line>
        <draw:line draw:style-name="gr4" draw:text-style-name="P5" draw:layer="layout" svg:x1="1.75cm" svg:y1="8.055cm" svg:x2="19.25cm" svg:y2="8.055cm">
          <text:p/>
        </draw:line>
        <draw:line draw:style-name="gr4" draw:text-style-name="P5" draw:layer="layout" svg:x1="1.75cm" svg:y1="8.69cm" svg:x2="19.25cm" svg:y2="8.69cm">
          <text:p/>
        </draw:line>
        <draw:line draw:style-name="gr4" draw:text-style-name="P5" draw:layer="layout" svg:x1="1.75cm" svg:y1="9.325cm" svg:x2="19.25cm" svg:y2="9.325cm">
          <text:p/>
        </draw:line>
        <draw:line draw:style-name="gr4" draw:text-style-name="P5" draw:layer="layout" svg:x1="1.75cm" svg:y1="9.96cm" svg:x2="19.25cm" svg:y2="9.96cm">
          <text:p/>
        </draw:line>
        <draw:line draw:style-name="gr4" draw:text-style-name="P5" draw:layer="layout" svg:x1="1.75cm" svg:y1="10.595cm" svg:x2="19.25cm" svg:y2="10.595cm">
          <text:p/>
        </draw:line>
        <draw:line draw:style-name="gr4" draw:text-style-name="P5" draw:layer="layout" svg:x1="1.75cm" svg:y1="11.23cm" svg:x2="19.25cm" svg:y2="11.23cm">
          <text:p/>
        </draw:line>
        <draw:line draw:style-name="gr4" draw:text-style-name="P5" draw:layer="layout" svg:x1="1.75cm" svg:y1="11.865cm" svg:x2="19.25cm" svg:y2="11.865cm">
          <text:p/>
        </draw:line>
        <draw:line draw:style-name="gr4" draw:text-style-name="P5" draw:layer="layout" svg:x1="1.75cm" svg:y1="12.5cm" svg:x2="19.25cm" svg:y2="12.5cm">
          <text:p/>
        </draw:line>
        <draw:line draw:style-name="gr4" draw:text-style-name="P5" draw:layer="layout" svg:x1="1.75cm" svg:y1="13.135cm" svg:x2="19.25cm" svg:y2="13.135cm">
          <text:p/>
        </draw:line>
        <draw:line draw:style-name="gr4" draw:text-style-name="P5" draw:layer="layout" svg:x1="1.75cm" svg:y1="13.77cm" svg:x2="19.25cm" svg:y2="13.77cm">
          <text:p/>
        </draw:line>
        <draw:line draw:style-name="gr4" draw:text-style-name="P5" draw:layer="layout" svg:x1="1.75cm" svg:y1="14.405cm" svg:x2="19.25cm" svg:y2="14.405cm">
          <text:p/>
        </draw:line>
        <draw:line draw:style-name="gr4" draw:text-style-name="P5" draw:layer="layout" svg:x1="1.75cm" svg:y1="15.04cm" svg:x2="19.25cm" svg:y2="15.04cm">
          <text:p/>
        </draw:line>
        <draw:line draw:style-name="gr4" draw:text-style-name="P5" draw:layer="layout" svg:x1="1.75cm" svg:y1="15.675cm" svg:x2="19.25cm" svg:y2="15.675cm">
          <text:p/>
        </draw:line>
        <draw:line draw:style-name="gr4" draw:text-style-name="P5" draw:layer="layout" svg:x1="1.75cm" svg:y1="16.31cm" svg:x2="19.25cm" svg:y2="16.31cm">
          <text:p/>
        </draw:line>
        <draw:line draw:style-name="gr4" draw:text-style-name="P5" draw:layer="layout" svg:x1="1.75cm" svg:y1="16.945cm" svg:x2="19.25cm" svg:y2="16.945cm">
          <text:p/>
        </draw:line>
        <draw:line draw:style-name="gr4" draw:text-style-name="P5" draw:layer="layout" svg:x1="1.75cm" svg:y1="17.58cm" svg:x2="19.25cm" svg:y2="17.58cm">
          <text:p/>
        </draw:line>
        <draw:line draw:style-name="gr4" draw:text-style-name="P5" draw:layer="layout" svg:x1="1.75cm" svg:y1="18.215cm" svg:x2="19.25cm" svg:y2="18.215cm">
          <text:p/>
        </draw:line>
        <draw:line draw:style-name="gr4" draw:text-style-name="P5" draw:layer="layout" svg:x1="1.75cm" svg:y1="18.85cm" svg:x2="19.25cm" svg:y2="18.85cm">
          <text:p/>
        </draw:line>
        <draw:line draw:style-name="gr4" draw:text-style-name="P5" draw:layer="layout" svg:x1="1.75cm" svg:y1="19.485cm" svg:x2="19.25cm" svg:y2="19.485cm">
          <text:p/>
        </draw:line>
        <draw:line draw:style-name="gr4" draw:text-style-name="P5" draw:layer="layout" svg:x1="1.75cm" svg:y1="20.12cm" svg:x2="19.25cm" svg:y2="20.12cm">
          <text:p/>
        </draw:line>
        <draw:line draw:style-name="gr4" draw:text-style-name="P5" draw:layer="layout" svg:x1="1.75cm" svg:y1="20.755cm" svg:x2="19.25cm" svg:y2="20.755cm">
          <text:p/>
        </draw:line>
        <draw:line draw:style-name="gr4" draw:text-style-name="P5" draw:layer="layout" svg:x1="1.75cm" svg:y1="21.39cm" svg:x2="19.25cm" svg:y2="21.39cm">
          <text:p/>
        </draw:line>
        <draw:line draw:style-name="gr4" draw:text-style-name="P5" draw:layer="layout" svg:x1="1.75cm" svg:y1="22.025cm" svg:x2="19.25cm" svg:y2="22.025cm">
          <text:p/>
        </draw:line>
        <draw:line draw:style-name="gr4" draw:text-style-name="P5" draw:layer="layout" svg:x1="1.75cm" svg:y1="22.66cm" svg:x2="19.25cm" svg:y2="22.66cm">
          <text:p/>
        </draw:line>
        <draw:line draw:style-name="gr4" draw:text-style-name="P5" draw:layer="layout" svg:x1="1.75cm" svg:y1="23.295cm" svg:x2="19.25cm" svg:y2="23.295cm">
          <text:p/>
        </draw:line>
        <draw:line draw:style-name="gr4" draw:text-style-name="P5" draw:layer="layout" svg:x1="1.75cm" svg:y1="23.93cm" svg:x2="19.25cm" svg:y2="23.93cm">
          <text:p/>
        </draw:line>
        <draw:line draw:style-name="gr4" draw:text-style-name="P5" draw:layer="layout" svg:x1="1.75cm" svg:y1="24.565cm" svg:x2="19.25cm" svg:y2="24.565cm">
          <text:p/>
        </draw:line>
        <draw:line draw:style-name="gr4" draw:text-style-name="P5" draw:layer="layout" svg:x1="1.75cm" svg:y1="25.2cm" svg:x2="19.25cm" svg:y2="25.2cm">
          <text:p/>
        </draw:line>
        <draw:line draw:style-name="gr4" draw:text-style-name="P5" draw:layer="layout" svg:x1="1.75cm" svg:y1="25.835cm" svg:x2="19.25cm" svg:y2="25.835cm">
          <text:p/>
        </draw:line>
        <draw:line draw:style-name="gr4" draw:text-style-name="P5" draw:layer="layout" svg:x1="3.25cm" svg:y1="26.47cm" svg:x2="3.25cm" svg:y2="6.785cm">
          <text:p/>
        </draw:line>
        <draw:line draw:style-name="gr4" draw:text-style-name="P5" draw:layer="layout" svg:x1="13.25cm" svg:y1="26.47cm" svg:x2="13.25cm" svg:y2="6.785cm">
          <text:p/>
        </draw:line>
        <draw:frame draw:style-name="gr2" draw:text-style-name="P3" draw:layer="layout" svg:width="1.017cm" svg:height="0.395cm" svg:x="13.462cm" svg:y="25.975cm">
          <draw:text-box>
            <text:p text:style-name="P1"><text:span text:style-name="T2">idUser</text:span></text:p>
          </draw:text-box>
        </draw:frame>
      </draw:page>
      <draw:page draw:name="page2" draw:style-name="dp1" draw:master-page-name="master-page26">
        <draw:frame draw:style-name="gr2" draw:text-style-name="P3" draw:layer="layout" svg:width="0.393cm" svg:height="0.395cm" svg:x="1.962cm" svg:y="2.891cm">
          <draw:text-box>
            <text:p text:style-name="P1"><text:span text:style-name="T2">31</text:span></text:p>
          </draw:text-box>
        </draw:frame>
        <draw:frame draw:style-name="gr2" draw:text-style-name="P3" draw:layer="layout" svg:width="8.107cm" svg:height="0.395cm" svg:x="3.462cm" svg:y="2.891cm">
          <draw:text-box>
            <text:p text:style-name="P1"><text:span text:style-name="T2">Indicar se o usuario aceptou os termos e condicións</text:span></text:p>
          </draw:text-box>
        </draw:frame>
        <draw:frame draw:style-name="gr2" draw:text-style-name="P3" draw:layer="layout" svg:width="2.678cm" svg:height="0.395cm" svg:x="13.462cm" svg:y="2.891cm">
          <draw:text-box>
            <text:p text:style-name="P1"><text:span text:style-name="T2">termYCondAcept</text:span></text:p>
          </draw:text-box>
        </draw:frame>
        <draw:frame draw:style-name="gr2" draw:text-style-name="P3" draw:layer="layout" svg:width="0.393cm" svg:height="0.395cm" svg:x="1.962cm" svg:y="3.526cm">
          <draw:text-box>
            <text:p text:style-name="P1"><text:span text:style-name="T2">32</text:span></text:p>
          </draw:text-box>
        </draw:frame>
        <draw:frame draw:style-name="gr2" draw:text-style-name="P3" draw:layer="layout" svg:width="6.507cm" svg:height="0.395cm" svg:x="3.462cm" svg:y="3.526cm">
          <draw:text-box>
            <text:p text:style-name="P1"><text:span text:style-name="T2">Gardar o número de votos nunha enquisa</text:span></text:p>
          </draw:text-box>
        </draw:frame>
        <draw:frame draw:style-name="gr2" draw:text-style-name="P3" draw:layer="layout" svg:width="1.584cm" svg:height="0.395cm" svg:x="13.462cm" svg:y="3.526cm">
          <draw:text-box>
            <text:p text:style-name="P1"><text:span text:style-name="T2">numVotos</text:span></text:p>
          </draw:text-box>
        </draw:frame>
        <draw:frame draw:style-name="gr2" draw:text-style-name="P3" draw:layer="layout" svg:width="0.393cm" svg:height="0.395cm" svg:x="1.962cm" svg:y="4.161cm">
          <draw:text-box>
            <text:p text:style-name="P1"><text:span text:style-name="T2">33</text:span></text:p>
          </draw:text-box>
        </draw:frame>
        <draw:frame draw:style-name="gr2" draw:text-style-name="P3" draw:layer="layout" svg:width="5.92cm" svg:height="0.395cm" svg:x="3.462cm" svg:y="4.161cm">
          <draw:text-box>
            <text:p text:style-name="P1"><text:span text:style-name="T2">Almacenar o nome do proxecto actual</text:span></text:p>
          </draw:text-box>
        </draw:frame>
        <draw:frame draw:style-name="gr2" draw:text-style-name="P3" draw:layer="layout" svg:width="1.877cm" svg:height="0.395cm" svg:x="13.462cm" svg:y="4.161cm">
          <draw:text-box>
            <text:p text:style-name="P1"><text:span text:style-name="T2">nomProyect</text:span></text:p>
          </draw:text-box>
        </draw:frame>
        <draw:frame draw:style-name="gr2" draw:text-style-name="P3" draw:layer="layout" svg:width="0.393cm" svg:height="0.395cm" svg:x="1.962cm" svg:y="4.796cm">
          <draw:text-box>
            <text:p text:style-name="P1"><text:span text:style-name="T2">34</text:span></text:p>
          </draw:text-box>
        </draw:frame>
        <draw:frame draw:style-name="gr2" draw:text-style-name="P3" draw:layer="layout" svg:width="6.115cm" svg:height="0.395cm" svg:x="3.462cm" svg:y="4.796cm">
          <draw:text-box>
            <text:p text:style-name="P1"><text:span text:style-name="T2">Gardar o nivel de batería do dispositivo</text:span></text:p>
          </draw:text-box>
        </draw:frame>
        <draw:frame draw:style-name="gr2" draw:text-style-name="P3" draw:layer="layout" svg:width="1.838cm" svg:height="0.395cm" svg:x="13.462cm" svg:y="4.796cm">
          <draw:text-box>
            <text:p text:style-name="P1"><text:span text:style-name="T2">nivelBateria</text:span></text:p>
          </draw:text-box>
        </draw:frame>
        <draw:frame draw:style-name="gr2" draw:text-style-name="P3" draw:layer="layout" svg:width="0.393cm" svg:height="0.395cm" svg:x="1.962cm" svg:y="5.431cm">
          <draw:text-box>
            <text:p text:style-name="P1"><text:span text:style-name="T2">35</text:span></text:p>
          </draw:text-box>
        </draw:frame>
        <draw:frame draw:style-name="gr2" draw:text-style-name="P3" draw:layer="layout" svg:width="5.022cm" svg:height="0.395cm" svg:x="3.462cm" svg:y="5.431cm">
          <draw:text-box>
            <text:p text:style-name="P1"><text:span text:style-name="T2">Indicar se o GPS está habilitado</text:span></text:p>
          </draw:text-box>
        </draw:frame>
        <draw:frame draw:style-name="gr2" draw:text-style-name="P3" draw:layer="layout" svg:width="1.33cm" svg:height="0.395cm" svg:x="13.462cm" svg:y="5.431cm">
          <draw:text-box>
            <text:p text:style-name="P1"><text:span text:style-name="T2">gpsActiv</text:span></text:p>
          </draw:text-box>
        </draw:frame>
        <draw:frame draw:style-name="gr2" draw:text-style-name="P3" draw:layer="layout" svg:width="0.393cm" svg:height="0.395cm" svg:x="1.962cm" svg:y="6.066cm">
          <draw:text-box>
            <text:p text:style-name="P1"><text:span text:style-name="T2">36</text:span></text:p>
          </draw:text-box>
        </draw:frame>
        <draw:frame draw:style-name="gr2" draw:text-style-name="P3" draw:layer="layout" svg:width="6.408cm" svg:height="0.395cm" svg:x="3.462cm" svg:y="6.066cm">
          <draw:text-box>
            <text:p text:style-name="P1"><text:span text:style-name="T2">Gardar o número de erros nun formulario</text:span></text:p>
          </draw:text-box>
        </draw:frame>
        <draw:frame draw:style-name="gr2" draw:text-style-name="P3" draw:layer="layout" svg:width="2.286cm" svg:height="0.395cm" svg:x="13.462cm" svg:y="6.066cm">
          <draw:text-box>
            <text:p text:style-name="P1"><text:span text:style-name="T2">numErrorForm</text:span></text:p>
          </draw:text-box>
        </draw:frame>
        <draw:frame draw:style-name="gr2" draw:text-style-name="P3" draw:layer="layout" svg:width="0.393cm" svg:height="0.395cm" svg:x="1.962cm" svg:y="6.701cm">
          <draw:text-box>
            <text:p text:style-name="P1"><text:span text:style-name="T2">37</text:span></text:p>
          </draw:text-box>
        </draw:frame>
        <draw:frame draw:style-name="gr2" draw:text-style-name="P3" draw:layer="layout" svg:width="6.623cm" svg:height="0.395cm" svg:x="3.462cm" svg:y="6.701cm">
          <draw:text-box>
            <text:p text:style-name="P1"><text:span text:style-name="T2">Almacenar o nome do arquivo descargado</text:span></text:p>
          </draw:text-box>
        </draw:frame>
        <draw:frame draw:style-name="gr2" draw:text-style-name="P3" draw:layer="layout" svg:width="2.97cm" svg:height="0.395cm" svg:x="13.462cm" svg:y="6.701cm">
          <draw:text-box>
            <text:p text:style-name="P1"><text:span text:style-name="T2">nomArchivDescarg</text:span></text:p>
          </draw:text-box>
        </draw:frame>
        <draw:frame draw:style-name="gr2" draw:text-style-name="P3" draw:layer="layout" svg:width="0.393cm" svg:height="0.395cm" svg:x="1.962cm" svg:y="7.336cm">
          <draw:text-box>
            <text:p text:style-name="P1"><text:span text:style-name="T2">38</text:span></text:p>
          </draw:text-box>
        </draw:frame>
        <draw:frame draw:style-name="gr2" draw:text-style-name="P3" draw:layer="layout" svg:width="7.6cm" svg:height="0.395cm" svg:x="3.462cm" svg:y="7.336cm">
          <draw:text-box>
            <text:p text:style-name="P1"><text:span text:style-name="T2">Gardar o número de participantes nunha reunión</text:span></text:p>
          </draw:text-box>
        </draw:frame>
        <draw:frame draw:style-name="gr2" draw:text-style-name="P3" draw:layer="layout" svg:width="2.893cm" svg:height="0.395cm" svg:x="13.462cm" svg:y="7.336cm">
          <draw:text-box>
            <text:p text:style-name="P1"><text:span text:style-name="T2">numParticReunion</text:span></text:p>
          </draw:text-box>
        </draw:frame>
        <draw:frame draw:style-name="gr2" draw:text-style-name="P3" draw:layer="layout" svg:width="0.393cm" svg:height="0.395cm" svg:x="1.962cm" svg:y="7.971cm">
          <draw:text-box>
            <text:p text:style-name="P1"><text:span text:style-name="T2">39</text:span></text:p>
          </draw:text-box>
        </draw:frame>
        <draw:frame draw:style-name="gr2" draw:text-style-name="P3" draw:layer="layout" svg:width="4.182cm" svg:height="0.395cm" svg:x="3.462cm" svg:y="7.971cm">
          <draw:text-box>
            <text:p text:style-name="P1"><text:span text:style-name="T2">Indicar se a sesión expirou</text:span></text:p>
          </draw:text-box>
        </draw:frame>
        <draw:frame draw:style-name="gr2" draw:text-style-name="P3" draw:layer="layout" svg:width="2.385cm" svg:height="0.395cm" svg:x="13.462cm" svg:y="7.971cm">
          <draw:text-box>
            <text:p text:style-name="P1"><text:span text:style-name="T2">sessionExpired</text:span></text:p>
          </draw:text-box>
        </draw:frame>
        <draw:frame draw:style-name="gr2" draw:text-style-name="P3" draw:layer="layout" svg:width="0.393cm" svg:height="0.395cm" svg:x="1.962cm" svg:y="8.606cm">
          <draw:text-box>
            <text:p text:style-name="P1"><text:span text:style-name="T2">40</text:span></text:p>
          </draw:text-box>
        </draw:frame>
        <draw:frame draw:style-name="gr2" draw:text-style-name="P3" draw:layer="layout" svg:width="6.799cm" svg:height="0.395cm" svg:x="3.462cm" svg:y="8.606cm">
          <draw:text-box>
            <text:p text:style-name="P1"><text:span text:style-name="T2">Gardar a URL da imaxe de perfil do usuario</text:span></text:p>
          </draw:text-box>
        </draw:frame>
        <draw:line draw:style-name="gr4" draw:text-style-name="P5" draw:layer="layout" svg:x1="1.75cm" svg:y1="9.101cm" svg:x2="1.75cm" svg:y2="2.751cm">
          <text:p/>
        </draw:line>
        <draw:line draw:style-name="gr4" draw:text-style-name="P5" draw:layer="layout" svg:x1="19.25cm" svg:y1="9.101cm" svg:x2="19.25cm" svg:y2="2.751cm">
          <text:p/>
        </draw:line>
        <draw:line draw:style-name="gr4" draw:text-style-name="P5" draw:layer="layout" svg:x1="1.75cm" svg:y1="9.101cm" svg:x2="19.25cm" svg:y2="9.101cm">
          <text:p/>
        </draw:line>
        <draw:line draw:style-name="gr4" draw:text-style-name="P5" draw:layer="layout" svg:x1="1.75cm" svg:y1="2.751cm" svg:x2="19.25cm" svg:y2="2.751cm">
          <text:p/>
        </draw:line>
        <draw:line draw:style-name="gr4" draw:text-style-name="P5" draw:layer="layout" svg:x1="1.75cm" svg:y1="3.386cm" svg:x2="19.25cm" svg:y2="3.386cm">
          <text:p/>
        </draw:line>
        <draw:line draw:style-name="gr4" draw:text-style-name="P5" draw:layer="layout" svg:x1="1.75cm" svg:y1="4.021cm" svg:x2="19.25cm" svg:y2="4.021cm">
          <text:p/>
        </draw:line>
        <draw:line draw:style-name="gr4" draw:text-style-name="P5" draw:layer="layout" svg:x1="1.75cm" svg:y1="4.656cm" svg:x2="19.25cm" svg:y2="4.656cm">
          <text:p/>
        </draw:line>
        <draw:line draw:style-name="gr4" draw:text-style-name="P5" draw:layer="layout" svg:x1="1.75cm" svg:y1="5.291cm" svg:x2="19.25cm" svg:y2="5.291cm">
          <text:p/>
        </draw:line>
        <draw:line draw:style-name="gr4" draw:text-style-name="P5" draw:layer="layout" svg:x1="1.75cm" svg:y1="5.926cm" svg:x2="19.25cm" svg:y2="5.926cm">
          <text:p/>
        </draw:line>
        <draw:line draw:style-name="gr4" draw:text-style-name="P5" draw:layer="layout" svg:x1="1.75cm" svg:y1="6.561cm" svg:x2="19.25cm" svg:y2="6.561cm">
          <text:p/>
        </draw:line>
        <draw:line draw:style-name="gr4" draw:text-style-name="P5" draw:layer="layout" svg:x1="1.75cm" svg:y1="7.196cm" svg:x2="19.25cm" svg:y2="7.196cm">
          <text:p/>
        </draw:line>
        <draw:line draw:style-name="gr4" draw:text-style-name="P5" draw:layer="layout" svg:x1="1.75cm" svg:y1="7.831cm" svg:x2="19.25cm" svg:y2="7.831cm">
          <text:p/>
        </draw:line>
        <draw:line draw:style-name="gr4" draw:text-style-name="P5" draw:layer="layout" svg:x1="1.75cm" svg:y1="8.466cm" svg:x2="19.25cm" svg:y2="8.466cm">
          <text:p/>
        </draw:line>
        <draw:line draw:style-name="gr4" draw:text-style-name="P5" draw:layer="layout" svg:x1="3.25cm" svg:y1="9.101cm" svg:x2="3.25cm" svg:y2="2.751cm">
          <text:p/>
        </draw:line>
        <draw:line draw:style-name="gr4" draw:text-style-name="P5" draw:layer="layout" svg:x1="13.25cm" svg:y1="9.101cm" svg:x2="13.25cm" svg:y2="2.751cm">
          <text:p/>
        </draw:line>
        <draw:frame draw:style-name="gr2" draw:text-style-name="P3" draw:layer="layout" svg:width="0.92cm" svg:height="0.395cm" svg:x="13.462cm" svg:y="8.606cm">
          <draw:text-box>
            <text:p text:style-name="P1"><text:span text:style-name="T2">urlPfp</text:span></text:p>
          </draw:text-box>
        </draw:frame>
        <draw:frame draw:style-name="gr1" draw:text-style-name="P2" draw:layer="layout" svg:width="4.731cm" svg:height="0.712cm" svg:x="2.752cm" svg:y="9.662cm">
          <draw:text-box>
            <text:p text:style-name="P1"><text:span text:style-name="T1">Boas prácticas:</text:span></text:p>
          </draw:text-box>
        </draw:frame>
        <draw:frame draw:style-name="gr2" draw:text-style-name="P3" draw:layer="layout" svg:width="6.745cm" svg:height="0.395cm" svg:x="2.752cm" svg:y="10.623cm">
          <draw:text-box>
            <text:p text:style-name="P1"><text:span text:style-name="T2">• Usa camelCase para variables ordinarias.</text:span></text:p>
          </draw:text-box>
        </draw:frame>
        <draw:frame draw:style-name="gr2" draw:text-style-name="P3" draw:layer="layout" svg:width="9.676cm" svg:height="0.395cm" svg:x="2.752cm" svg:y="11.046cm">
          <draw:text-box>
            <text:p text:style-name="P1"><text:span text:style-name="T2">• Usa nomes descritivos que indiquen a finalidade da variable.</text:span></text:p>
          </draw:text-box>
        </draw:frame>
        <draw:frame draw:style-name="gr2" draw:text-style-name="P3" draw:layer="layout" svg:width="10.711cm" svg:height="0.395cm" svg:x="2.752cm" svg:y="11.47cm">
          <draw:text-box>
            <text:p text:style-name="P1"><text:span text:style-name="T2">• Evita palabras reservadas, espazos, guións e caracteres especiais.</text:span></text:p>
          </draw:text-box>
        </draw:frame>
        <draw:frame draw:style-name="gr2" draw:text-style-name="P3" draw:layer="layout" svg:width="11.725cm" svg:height="0.395cm" svg:x="2.752cm" svg:y="11.893cm">
          <draw:text-box>
            <text:p text:style-name="P1"><text:span text:style-name="T2">• Para constantes, utiliza maiúsculas e guión baixo (ex.: MAX_INTENTOS)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7cm" fo:margin-bottom="11cm" fo:margin-left="1.7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6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6-01-30T11:25:15.290429000</dc:date>
    <meta:editing-duration>PT8M47S</meta:editing-duration>
    <meta:editing-cycles>1</meta:editing-cycles>
    <meta:document-statistic meta:object-count="185"/>
    <meta:generator>LibreOffice/25.2.2.2$Windows_X86_64 LibreOffice_project/7370d4be9e3cf6031a51beef54ff3bda878e3fac</meta:generator>
  </office:meta>
</office:document-meta>
</file>